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2.8583in"/>
    </style:style>
    <style:style style:name="co3" style:family="table-column">
      <style:table-column-properties fo:break-before="auto" style:column-width="2.7437in"/>
    </style:style>
    <style:style style:name="co4" style:family="table-column">
      <style:table-column-properties fo:break-before="auto" style:column-width="7.3957in"/>
    </style:style>
    <style:style style:name="co5" style:family="table-column">
      <style:table-column-properties fo:break-before="auto" style:column-width="2.87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6634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cc00" fo:wrap-option="wrap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#cccc00" style:text-align-source="fix" style:repeat-content="false" fo:wrap-option="wrap" fo:border="0.0138in solid #000000" style:vertical-align="middle"/>
      <style:paragraph-properties fo:text-align="center"/>
      <style:text-properties fo:font-size="12pt"/>
    </style:style>
    <style:style style:name="ce5" style:family="table-cell" style:parent-style-name="Default">
      <style:table-cell-properties fo:background-color="#ffcc99" fo:wrap-option="wrap"/>
    </style:style>
    <style:style style:name="ce6" style:family="table-cell" style:parent-style-name="Default">
      <style:table-cell-properties fo:wrap-option="wrap" style:direction="ltr" style:shrink-to-fit="false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" style:font-name-asian="DejaVu LGC Sans" style:font-name-complex="DejaVu LGC Sans" fo:hyphenate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ucida Sans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ffcc99" fo:wrap-option="wrap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1" style:family="table-cell" style:parent-style-name="Default">
      <style:table-cell-properties fo:background-color="#ffcc99" fo:wrap-option="wrap"/>
      <style:text-properties fo:font-size="12pt" fo:language="en" fo:country="US" style:font-size-asian="10pt" style:language-asian="en" style:country-asian="US" style:font-size-complex="10pt" style:language-complex="en" style:country-complex="US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justify" fo:margin-left="0in"/>
    </style:style>
    <style:style style:name="ce13" style:family="table-cell" style:parent-style-name="Default">
      <style:table-cell-properties fo:background-color="#cccc00"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font-name="Liberation Sans" style:font-name-asian="DejaVu LGC Sans" style:font-name-complex="DejaVu LGC Sans"/>
    </style:style>
    <style:style style:name="T2" style:family="text">
      <style:text-properties style:font-name="Liberation San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ans" fo:font-size="10pt" style:font-size-asian="10pt" style:font-size-complex="10pt"/>
    </style:style>
    <style:style style:name="T7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Bug number</text:p>
          </table:table-cell>
          <table:table-cell table:style-name="ce4" office:value-type="string">
            <text:p>Chap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CSLC Output</text:p>
          </table:table-cell>
          <table:table-cell table:style-name="ce13" office:value-type="string">
            <text:p>Name of test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office:value-type="string">
            <text:p>CSL_Parameter </text:p>
          </table:table-cell>
          <table:table-cell office:value-type="string">
            <text:p>error when override a parameter defined in csl_ifc/sg</text:p>
          </table:table-cell>
          <table:table-cell office:value-type="string">
            <text:p><text:span text:style-name="T3">CSLOM_Checker: </text:span><text:s text:c="6"/>Parameterized expression evaluation failed, for object 'p1' because it is defined in another scope than the parameters.</text:p>
            <text:p/>
          </table:table-cell>
          <table:table-cell table:number-columns-repeated="1020"/>
        </table:table-row>
        <table:table-row table:style-name="ro3">
          <table:table-cell table:style-name="ce3" office:value-type="float" office:value="2">
            <text:p>2</text:p>
          </table:table-cell>
          <table:table-cell office:value-type="string">
            <text:p>CSL_Auto_Router</text:p>
          </table:table-cell>
          <table:table-cell office:value-type="string">
            <text:p>shows the connections details</text:p>
          </table:table-cell>
          <table:table-cell table:style-name="ce9" office:value-type="string">
            <text:p>print a path that shows the instance name and signal names:</text:p>
            <text:p>top.c0.b0.a0.p2(out) - &gt; top.c0.b0.a0_p2_p1(out) - &gt; top.c0.a0_p2_p1(wire) - &gt; top.c0.b1.a0_p2_p1(in) -&gt; <text:s/>top.c0.b1.a0.p1</text:p>
          </table:table-cell>
          <table:table-cell table:number-columns-repeated="1020"/>
        </table:table-row>
        <table:table-row table:style-name="ro3">
          <table:table-cell table:style-name="ce3" office:value-type="float" office:value="3">
            <text:p>3</text:p>
          </table:table-cell>
          <table:table-cell office:value-type="string">
            <text:p>CSL_Auto_Router</text:p>
          </table:table-cell>
          <table:table-cell office:value-type="string">
            <text:p>even if there is different instances of a units, AR <text:s/>sees the same units and the same port.</text:p>
          </table:table-cell>
          <table:table-cell office:value-type="string">
            <text:p>Port 'p2' is connected more than once for instance 'u21'.</text:p>
          </table:table-cell>
          <table:table-cell table:style-name="ce14" office:value-type="string">
            <text:p>/csl_auto_router_valid/conn_units_valid.csl</text:p>
          </table:table-cell>
          <table:table-cell table:number-columns-repeated="1019"/>
        </table:table-row>
        <table:table-row table:style-name="ro4">
          <table:table-cell table:style-name="ce3" office:value-type="float" office:value="4">
            <text:p>4</text:p>
          </table:table-cell>
          <table:table-cell office:value-type="string">
            <text:p>csl_parameter </text:p>
          </table:table-cell>
          <table:table-cell office:value-type="string">
            <text:p>doesn't override the parameters using f2a override</text:p>
          </table:table-cell>
          <table:table-cell office:value-type="string">
            <text:p><text:span text:style-name="T3">CSLOM_Checker: </text:span>Cannot connect objects because the current width of the actual object ('p_addr') doesn't match the default width of the formal object ('p_addr') as declared at line '8' ('5' respectivelly '29').</text:p>
          </table:table-cell>
          <table:table-cell table:style-name="ce14" office:value-type="string">
            <text:p>/csl_auto_router_valid/test_param1.csl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5 (2382)</text:p>
          </table:table-cell>
          <table:table-cell table:style-name="ce5" office:value-type="string">
            <text:p>csl_parameter </text:p>
          </table:table-cell>
          <table:table-cell table:style-name="ce5" office:value-type="string">
            <text:p>assertion when a parameter is used in an interface</text:p>
          </table:table-cell>
          <table:table-cell table:style-name="ce10" office:value-type="string">
            <text:p><text:span text:style-name="T4">CSL_Adapter:</text:span><text:span text:style-name="T5"> type check on cast failure</text:span></text:p>
            <text:p><text:span text:style-name="T5">cslc: /home/Monica/work/trunk/src/cslom/CSLOM_Exprs.cpp:2991: static NSCSLOm::RefCSLOmNumber </text:span><text:span text:style-name="T5">NSCSLOm::CSLOmNumber::cast(NSCSLOm::RefCSLOmBase): Assertion `object-&gt;isExpr()' failed.</text:span></text:p>
          </table:table-cell>
          <table:table-cell table:style-name="ce15" office:value-type="string">
            <text:p>/csl_auto_router_valid/test_param3.csl, <text:s text:c="8"/>/interconnect_valid/bug2382.csl</text:p>
          </table:table-cell>
          <table:table-cell table:style-name="ce5" table:number-columns-repeated="252"/>
          <table:table-cell table:number-columns-repeated="767"/>
        </table:table-row>
        <table:table-row table:style-name="ro3">
          <table:table-cell table:style-name="ce3" office:value-type="float" office:value="6">
            <text:p>6</text:p>
          </table:table-cell>
          <table:table-cell office:value-type="string">
            <text:p>csl_parameter </text:p>
          </table:table-cell>
          <table:table-cell office:value-type="string">
            <text:p>override_parameter() doesn't work</text:p>
          </table:table-cell>
          <table:table-cell office:value-type="string">
            <text:p><text:span text:style-name="T3"><text:s/></text:span><text:span text:style-name="T3">CSLOM_Checker: </text:span>In file 'test_param2.csl' : at line '3': Cannot connect objects because the current width of the actual object ('p_data') doesn't match the default width of the formal object ('p_data') as declared at line '3' ('5' respectivelly '31').</text:p>
          </table:table-cell>
          <table:table-cell table:style-name="ce14" office:value-type="string">
            <text:p>/csl_auto_router_valid/test_param2.csl</text:p>
          </table:table-cell>
          <table:table-cell table:number-columns-repeated="1019"/>
        </table:table-row>
        <table:table-row table:style-name="ro6">
          <table:table-cell table:style-name="ce3" office:value-type="float" office:value="7">
            <text:p>7</text:p>
          </table:table-cell>
          <table:table-cell office:value-type="string">
            <text:p>csl_bitrange</text:p>
          </table:table-cell>
          <table:table-cell office:value-type="string">
            <text:p>no error for an invalid test</text:p>
          </table:table-cell>
          <table:table-cell office:value-type="string">
            <text:p>invalid with for a csl_bitrange and no error appears</text:p>
          </table:table-cell>
          <table:table-cell table:style-name="ce14" office:value-type="string">
            <text:p>/language_invalid/br_invalid.csl</text:p>
          </table:table-cell>
          <table:table-cell table:number-columns-repeated="1019"/>
        </table:table-row>
        <table:table-row table:style-name="ro4">
          <table:table-cell table:style-name="ce3" office:value-type="float" office:value="8">
            <text:p>8</text:p>
          </table:table-cell>
          <table:table-cell office:value-type="string">
            <text:p>concat_expr</text:p>
          </table:table-cell>
          <table:table-cell office:value-type="string">
            <text:p>assertion in CSLOM_Checker</text:p>
          </table:table-cell>
          <table:table-cell table:style-name="ce8" office:value-type="string">
            <text:p><text:span text:style-name="T3"><text:s/></text:span><text:span text:style-name="T3">CSLOM_Checker: </text:span>CSLOM_Exprs.cpp:274: virtual TInt NSCSLOm::CSLOmExprLink::getWidth(): Assertion `isResolved()' failed.</text:p>
          </table:table-cell>
          <table:table-cell table:style-name="ce14"/>
          <table:table-cell table:number-columns-repeated="1019"/>
        </table:table-row>
        <table:table-row table:style-name="ro7">
          <table:table-cell table:style-name="ce3" office:value-type="float" office:value="9">
            <text:p>9</text:p>
          </table:table-cell>
          <table:table-cell office:value-type="string">
            <text:p>csl_parameter </text:p>
          </table:table-cell>
          <table:table-cell office:value-type="string">
            <text:p>assertion in CSLOM_Checker</text:p>
          </table:table-cell>
          <table:table-cell office:value-type="string">
            <text:p>Assertion `px != 0' failed.</text:p>
          </table:table-cell>
          <table:table-cell table:style-name="ce14" office:value-type="string">
            <text:p>/language_valid/param_test2.csl</text:p>
          </table:table-cell>
          <table:table-cell table:number-columns-repeated="1019"/>
        </table:table-row>
        <table:table-row table:style-name="ro7">
          <table:table-cell table:style-name="ce3" office:value-type="float" office:value="10">
            <text:p>10</text:p>
          </table:table-cell>
          <table:table-cell office:value-type="string">
            <text:p>csl_interconnect</text:p>
          </table:table-cell>
          <table:table-cell office:value-type="string">
            <text:p>units without ports</text:p>
          </table:table-cell>
          <table:table-cell office:value-type="string">
            <text:p>no error</text:p>
          </table:table-cell>
          <table:table-cell table:style-name="ce14"/>
          <table:table-cell table:number-columns-repeated="1019"/>
        </table:table-row>
        <table:table-row table:style-name="ro7">
          <table:table-cell table:style-name="ce3" office:value-type="float" office:value="11">
            <text:p>11</text:p>
          </table:table-cell>
          <table:table-cell office:value-type="string">
            <text:p>csl_interconnect</text:p>
          </table:table-cell>
          <table:table-cell office:value-type="string">
            <text:p>assigned to a register signal</text:p>
          </table:table-cell>
          <table:table-cell office:value-type="string">
            <text:p>no error</text:p>
          </table:table-cell>
          <table:table-cell table:style-name="ce14"/>
          <table:table-cell table:number-columns-repeated="1019"/>
        </table:table-row>
        <table:table-row table:style-name="ro7">
          <table:table-cell table:style-name="ce3" office:value-type="float" office:value="12">
            <text:p>12</text:p>
          </table:table-cell>
          <table:table-cell office:value-type="string">
            <text:p>csl_register_file</text:p>
          </table:table-cell>
          <table:table-cell office:value-type="string">
            <text:p>error on verilog code gen</text:p>
          </table:table-cell>
          <table:table-cell office:value-type="string">
            <text:p>test: csl/bugzilla_valid/bug797.csl</text:p>
          </table:table-cell>
          <table:table-cell table:style-name="ce14"/>
          <table:table-cell table:number-columns-repeated="1019"/>
        </table:table-row>
        <table:table-row table:style-name="ro7">
          <table:table-cell table:style-name="ce3" office:value-type="float" office:value="13">
            <text:p>13</text:p>
          </table:table-cell>
          <table:table-cell office:value-type="string">
            <text:p>Verilog bug</text:p>
          </table:table-cell>
          <table:table-cell office:value-type="string">
            <text:p>'include file.v'</text:p>
          </table:table-cell>
          <table:table-cell office:value-type="string">
            <text:p>Diferent files included in csl and verilog generated fle.</text:p>
          </table:table-cell>
          <table:table-cell table:style-name="ce14" office:value-type="string">
            <text:p>/csl_new_bug/big_test/test1.csl</text:p>
          </table:table-cell>
          <table:table-cell table:number-columns-repeated="1019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5" office:value-type="string">
            <text:p>csl_verinum</text:p>
          </table:table-cell>
          <table:table-cell table:style-name="ce5" office:value-type="string">
            <text:p>assertion in Adapter</text:p>
          </table:table-cell>
          <table:table-cell table:style-name="ce5" office:value-type="string">
            <text:p>static NSCdom::RefCDOmVeriNum NSCdom::CDOmVeriNum::build(TLineNumberType, NSCdom::CDOmNumber::ENumBaseType, const RefString&amp;, const RefString&amp;, TBool, TInt): Assertion `tokenString.get()' failed.</text:p>
          </table:table-cell>
          <table:table-cell table:style-name="ce15" office:value-type="string">
            <text:p>/interconnect_valid/concat_assign6.csl</text:p>
          </table:table-cell>
          <table:table-cell table:style-name="ce5" table:number-columns-repeated="252"/>
          <table:table-cell table:number-columns-repeated="767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5" office:value-type="string">
            <text:p>csl_parameter in csl_register_file</text:p>
          </table:table-cell>
          <table:table-cell table:style-name="ce5" office:value-type="string">
            <text:p>assertion in Csl_Tree_Walker</text:p>
          </table:table-cell>
          <table:table-cell table:style-name="ce5" office:value-type="string">
            <text:p><text:s/>/home/Monica/work/trunk/src/cslom/CSLOM_Misc.cpp:919: NSCSLOm::RefCSLOmIdentifier NSCSLOm::CSLOmParameter::getID() const: Assertion `!m_parent.lock()-&gt;isInstance()' failed.</text:p>
          </table:table-cell>
          <table:table-cell table:style-name="ce15" office:value-type="string">
            <text:p>/interconnect_valid/parameter_test7.csl</text:p>
          </table:table-cell>
          <table:table-cell table:style-name="ce5" table:number-columns-repeated="252"/>
          <table:table-cell table:number-columns-repeated="76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5" office:value-type="string">
            <text:p>csl_parameter in csl_fifo</text:p>
          </table:table-cell>
          <table:table-cell table:style-name="ce5" office:value-type="string">
            <text:p>assertion in Adapter</text:p>
          </table:table-cell>
          <table:table-cell table:style-name="ce5" office:value-type="string">
            <text:p>/home/Monica/work/trunk/src/cslom/CSLOM_Units.cpp:2094: NSCSLOm::RefCSLOmNumber NSCSLOm::CSLOmFifoInfo::getDepth(): Assertion `depthExpr-&gt;isNumber()' failed.</text:p>
          </table:table-cell>
          <table:table-cell table:style-name="ce15" office:value-type="string">
            <text:p>/interconnect_valid/parameter_test8.csl</text:p>
          </table:table-cell>
          <table:table-cell table:style-name="ce5" table:number-columns-repeated="252"/>
          <table:table-cell table:number-columns-repeated="767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5" office:value-type="string">
            <text:p>port type: wor</text:p>
          </table:table-cell>
          <table:table-cell table:style-name="ce5" office:value-type="string">
            <text:p>assertion in verilog</text:p>
          </table:table-cell>
          <table:table-cell table:style-name="ce11" office:value-type="string">
            <text:p><text:span text:style-name="T6">ivl: vvp_scope.c:859: draw_net_input_x: Assertion `0' failed.</text:span></text:p>
            <text:p><text:span text:style-name="T6">sh: line 1: <text:s/>3466 Done <text:s text:c="19"/>/usr/lib/ivl/ivlpp -L -F/tmp/ivrlg23431bf3e -f/tmp/ivrlg3431bf3e</text:span></text:p>
            <text:p><text:span text:style-name="T6"><text:s text:c="6"/></text:span><text:span text:style-name="T6">3467 Aborted <text:s text:c="16"/>| /usr/lib/ivl/ivl -C/tmp/ivrlh3431bf3e -C/usr/lib/ivl/vvp.conf -- -</text:span></text:p>
            <text:p><text:span text:style-name="T7"/></text:p>
          </table:table-cell>
          <table:table-cell table:style-name="ce15" office:value-type="string">
            <text:p>/interconnect_valid/port1.csl</text:p>
          </table:table-cell>
          <table:table-cell table:style-name="ce5" table:number-columns-repeated="252"/>
          <table:table-cell table:number-columns-repeated="76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5" office:value-type="string">
            <text:p>replication in F2A as actual</text:p>
          </table:table-cell>
          <table:table-cell table:style-name="ce5" office:value-type="string">
            <text:p>error in verilog code</text:p>
          </table:table-cell>
          <table:table-cell table:style-name="ce5" office:value-type="string">
            <text:p>top3.v:13: error: Output port expression must support continuous assignment.</text:p>
            <text:p>top3.v:13: <text:s text:c="5"/>: Port of u_u1 is p_z</text:p>
            <text:p/>
          </table:table-cell>
          <table:table-cell table:style-name="ce15" office:value-type="string">
            <text:p>/interconnect_valid/replicate_test3.csl</text:p>
          </table:table-cell>
          <table:table-cell table:style-name="ce5" table:number-columns-repeated="252"/>
          <table:table-cell table:number-columns-repeated="767"/>
        </table:table-row>
        <table:table-row table:style-name="ro3" table:visibility="collapse">
          <table:table-cell table:style-name="ce3"/>
          <table:table-cell/>
          <table:table-cell office:value-type="string">
            <text:p>Because there are no ports/signals in the units there should be an error, but there isn't.</text:p>
          </table:table-cell>
          <table:table-cell table:number-columns-repeated="1021"/>
        </table:table-row>
        <table:table-row table:style-name="ro3">
          <table:table-cell table:style-name="ce3" office:value-type="float" office:value="19">
            <text:p>19</text:p>
          </table:table-cell>
          <table:table-cell/>
          <table:table-cell table:style-name="ce6" office:value-type="string">
            <text:p>Because there are no ports/signals in the units there should be an error, but there isn't.</text:p>
          </table:table-cell>
          <table:table-cell table:style-name="ce12" office:value-type="string">
            <text:p>no error</text:p>
          </table:table-cell>
          <table:table-cell office:value-type="string">
            <office:annotation draw:style-name="gr1" draw:text-style-name="P2" svg:width="1.1413in" svg:height="1.1677in" svg:x="17.4154in" svg:y="6.4417in" draw:caption-point-x="-17.4154in" draw:caption-point-y="-6.4417in">
              <dc:creator>OB</dc:creator>
              <dc:date>2009-06-30T00:00:00</dc:date>
              <text:p text:style-name="P1">csl_unit a {</text:p>
              <text:p text:style-name="P1"><text:s text:c="2"/>a() {}</text:p>
              <text:p text:style-name="P1">};</text:p>
              <text:p text:style-name="P1">csl_unit b {</text:p>
              <text:p text:style-name="P1"><text:s text:c="2"/>a a0;</text:p>
              <text:p text:style-name="P1"><text:s text:c="2"/>b() {}</text:p>
              <text:p text:style-name="P1">};</text:p>
            </office:annotation>
            <text:p>test as note</text:p>
          </table:table-cell>
          <table:table-cell table:number-columns-repeated="1019"/>
        </table:table-row>
        <table:table-row table:style-name="ro9">
          <table:table-cell table:style-name="ce3" office:value-type="string">
            <text:p>20 (2391)</text:p>
          </table:table-cell>
          <table:table-cell office:value-type="string">
            <text:p>AR</text:p>
          </table:table-cell>
          <table:table-cell table:style-name="ce7" office:value-type="string">
            <text:p><text:span text:style-name="T1">First of all, the test is invalid, because it's trying to connect the port p1 <text:s/>from a0 twice. I can't use 1 bit ports because </text:span><text:span text:style-name="T1">the assert is related to <text:s/>part select. <text:s/>It works like this: <text:s/>The first connect stmt creates a ar_ps_p1 port with a width of 1. </text:span><text:span text:style-name="T1">The 2nd connect stmt should create a ar_ps_p1 port with a width of 2. But that is not possible because that port was </text:span><text:span text:style-name="T1">already created and had a different width.</text:span></text:p>
          </table:table-cell>
          <table:table-cell office:value-type="string">
            <text:p>Error no.: 0x809501182:In file '2.csl': at line '11': Id 'ar_ps_p1' already defined in scope 'a' </text:p>
            <text:p>DEBUG:b&lt;-&gt;a0 &lt;-***-&gt; </text:p>
            <text:p>DEBUG:0&lt;-&gt;1</text:p>
            <text:p>DEBUG:*** PC</text:p>
            <text:p>Error no.: 0x80b021217:In file '2.csl': at line '11': Cannot connect 'b.p3' and 'b.a0.p1' because their widths differ('2' respectivelly '1').</text:p>
            <text:p>cslc: /usr/include/boost/shared_ptr.hpp:309: typename boost::detail::shared_ptr_traits&lt;T&gt;::reference boost::shared_ptr&lt;T&gt;::operator*() const [with T = std::basic_string&lt;char, std::char_traits&lt;char&gt;, std::allocator&lt;char&gt; &gt;]: Assertion `px != 0' failed.</text:p>
          </table:table-cell>
          <table:table-cell office:value-type="string">
            <office:annotation draw:style-name="gr1" draw:text-style-name="P2" svg:width="2.9012in" svg:height="1.7898in" svg:x="17.0827in" svg:y="6.9268in" draw:caption-point-x="-17.0827in" draw:caption-point-y="-6.9268in">
              <dc:creator>OB</dc:creator>
              <dc:date>2009-06-30T00:00:00</dc:date>
              <text:p text:style-name="P2">csl_unit a {</text:p>
              <text:p text:style-name="P2"><text:s text:c="2"/>csl_port p1(input,2);</text:p>
              <text:p text:style-name="P2"><text:s text:c="2"/>a() {}</text:p>
              <text:p text:style-name="P2"><text:s text:c="2"/>};</text:p>
              <text:p text:style-name="P2">csl_unit b {</text:p>
              <text:p text:style-name="P2"><text:s text:c="2"/>a a0;</text:p>
              <text:p text:style-name="P2"><text:s text:c="2"/>csl_port p2(input),p3(input,2);</text:p>
              <text:p text:style-name="P2"><text:s text:c="2"/>b() {</text:p>
              <text:p text:style-name="P2"><text:s text:c="2"/>p2.connect_by_name(a0.p1[0:0]);</text:p>
              <text:p text:style-name="P2"><text:s text:c="2"/>p3[1:0].connect_by_name(a0.p1[1:0]); <text:s text:c="7"/>}</text:p>
              <text:p text:style-name="P2"><text:s/>};</text:p>
            </office:annotation>
            <text:p>test as note</text:p>
          </table:table-cell>
          <table:table-cell table:number-columns-repeated="1019"/>
        </table:table-row>
        <table:table-row table:style-name="ro10">
          <table:table-cell table:style-name="ce3" office:value-type="string">
            <text:p>21 (2380)</text:p>
          </table:table-cell>
          <table:table-cell office:value-type="string">
            <text:p>checker</text:p>
          </table:table-cell>
          <table:table-cell office:value-type="string">
            <text:p>According to the operators table, the width of an expression with <text:s text:c="2"/>'+' is <text:s text:c="4"/>max(op1,op2)+1; in this case s_x + s_y will have the width 4, equal <text:s/>with the <text:s/>width of p_b.</text:p>
          </table:table-cell>
          <table:table-cell office:value-type="string">
            <text:p>DEBUG:AutoRouter: AutoRouting from: b.a0.p_b to: ar_expr_s_x_s_y</text:p>
            <text:p>DEBUG:---------------------------------------------------------------------------</text:p>
            <text:p>Error no.: 0x80b021217:In file '2.csl': at line '13': Cannot connect 'b.a0.p_b' and 'ar_expr_s_x_s_y' because their widths differ('4' respectivelly '3').</text:p>
            <text:p>CSL code has error(s).</text:p>
          </table:table-cell>
          <table:table-cell office:value-type="string">
            <office:annotation draw:style-name="gr2" draw:text-style-name="P2" svg:width="2.1248in" svg:height="2.1008in" svg:x="17.0827in" svg:y="8.4957in" draw:caption-point-x="-17.0827in" draw:caption-point-y="-8.4957in">
              <dc:creator>OB</dc:creator>
              <dc:date>2009-06-30T00:00:00</dc:date>
              <text:p text:style-name="P2">csl_unit a {</text:p>
              <text:p text:style-name="P2"><text:s text:c="2"/>csl_port p_b(input,4);</text:p>
              <text:p text:style-name="P2"><text:s text:c="3"/>A () {}</text:p>
              <text:p text:style-name="P2"><text:s text:c="5"/>};</text:p>
              <text:p text:style-name="P2">csl_unit b {</text:p>
              <text:p text:style-name="P2"><text:s text:c="3"/>a a0;</text:p>
              <text:p text:style-name="P2"><text:s text:c="3"/>csl_signal s_x;</text:p>
              <text:p text:style-name="P2"><text:s text:c="3"/>csl_signal s_y(3);</text:p>
              <text:p text:style-name="P2"><text:s text:c="3"/>b () {</text:p>
              <text:p text:style-name="P2"><text:s text:c="2"/>a0.p_b.connect_by_name(s_x + s_y);</text:p>
              <text:p text:style-name="P2"><text:s text:c="3"/>}</text:p>
              <text:p text:style-name="P2">};</text:p>
            </office:annotation>
            <text:p>test as note</text:p>
          </table:table-cell>
          <table:table-cell table:number-columns-repeated="1019"/>
        </table:table-row>
        <table:table-row table:style-name="ro11">
          <table:table-cell table:style-name="ce3" office:value-type="string">
            <text:p>22 (2395)</text:p>
          </table:table-cell>
          <table:table-cell office:value-type="string">
            <text:p>AR</text:p>
          </table:table-cell>
          <table:table-cell office:value-type="string">
            <text:p>Replication with HID's can't be used in assign or f2a connections in the RHS or LHS.</text:p>
            <text:p>In connect_by_name stmts replication can be used only in the RHS, with or without HID's.</text:p>
          </table:table-cell>
          <table:table-cell office:value-type="string">
            <text:p>DEBUG:AutoRouter: AutoRouting from: ar_expr_p1_p2 to: c.s</text:p>
            <text:p/>
            <text:p>cslc: /usr/include/boost/shared_ptr.hpp:315: T* boost::shared_ptr&lt;T&gt;::operator-&gt;() const [with T = NSCSLOm::CSLOmConnectable]: Assertion `px != 0' failed.</text:p>
            <text:p/>
          </table:table-cell>
          <table:table-cell office:value-type="string">
            <office:annotation draw:style-name="gr1" draw:text-style-name="P2" svg:width="2.1571in" svg:height="2.8783in" svg:x="17.0827in" svg:y="9.2906in" draw:caption-point-x="-17.0827in" draw:caption-point-y="-9.2906in">
              <dc:creator>OB</dc:creator>
              <dc:date>2009-06-30T00:00:00</dc:date>
              <text:p text:style-name="P2">csl_unit a {</text:p>
              <text:p text:style-name="P2"><text:s text:c="2"/>csl_port p1(input,9);</text:p>
              <text:p text:style-name="P2"><text:s text:c="2"/>csl_port p2(input,1);</text:p>
              <text:p text:style-name="P2"><text:s text:c="2"/>a () {}</text:p>
              <text:p text:style-name="P2">};</text:p>
              <text:p text:style-name="P2">csl_unit b {</text:p>
              <text:p text:style-name="P2"><text:s text:c="2"/>a a0;</text:p>
              <text:p text:style-name="P2"><text:s text:c="2"/>b () {}</text:p>
              <text:p text:style-name="P2">};</text:p>
              <text:p text:style-name="P2">csl_unit c {</text:p>
              <text:p text:style-name="P2"><text:s text:c="2"/>b b0;</text:p>
              <text:p text:style-name="P2"><text:s text:c="2"/>csl_signal s(30);</text:p>
              <text:p text:style-name="P2"><text:s text:c="2"/>c (){</text:p>
              <text:p text:style-name="P2"><text:s/>s.connect_by_name({3{b0.a0.p1,b0.a0.p2}});</text:p>
              <text:p text:style-name="P2"><text:s/>}</text:p>
              <text:p text:style-name="P2">};</text:p>
            </office:annotation>
            <text:p>test as note</text:p>
          </table:table-cell>
          <table:table-cell table:number-columns-repeated="1019"/>
        </table:table-row>
        <table:table-row table:style-name="ro12">
          <table:table-cell table:style-name="ce3" office:value-type="string">
            <text:p>23 (2390)</text:p>
          </table:table-cell>
          <table:table-cell office:value-type="string">
            <text:p>checker</text:p>
          </table:table-cell>
          <table:table-cell office:value-type="string">
            <text:p>The assert appears because of the parameter used in the part select.</text:p>
          </table:table-cell>
          <table:table-cell office:value-type="string">
            <text:p>Stage 7 CSLOM_checker_begin</text:p>
            <text:p>cslc: /usr/include/boost/shared_ptr.hpp:315: T* boost::shared_ptr&lt;T&gt;::operator-&gt;() const [with T = NSCSLOm::CSLOmNumber]: Assertion `px != 0' failed.</text:p>
            <text:p/>
          </table:table-cell>
          <table:table-cell office:value-type="string">
            <office:annotation draw:style-name="gr1" draw:text-style-name="P2" svg:width="2.1787in" svg:height="2.4118in" svg:x="17.0827in" svg:y="10.2406in" draw:caption-point-x="-17.0827in" draw:caption-point-y="-10.2406in">
              <dc:creator>OB</dc:creator>
              <dc:date>2009-06-30T00:00:00</dc:date>
              <text:p text:style-name="P2">csl_unit a {</text:p>
              <text:p text:style-name="P2"><text:s text:c="3"/>csl_port p_a(input);</text:p>
              <text:p text:style-name="P2"><text:s text:c="3"/>a () {}</text:p>
              <text:p text:style-name="P2">};</text:p>
              <text:p text:style-name="P2"/>
              <text:p text:style-name="P2">csl_unit b {</text:p>
              <text:p text:style-name="P2"><text:s text:c="3"/>a a0;</text:p>
              <text:p text:style-name="P2"><text:s text:c="3"/>csl_parameter p1(2);</text:p>
              <text:p text:style-name="P2"><text:s text:c="3"/>csl_port p_b(input,3);</text:p>
              <text:p text:style-name="P2"><text:s text:c="3"/>b () {</text:p>
              <text:p text:style-name="P2"><text:s text:c="5"/>a0.p_a.connect_by_name(p_b[p1:2]);</text:p>
              <text:p text:style-name="P2"><text:s text:c="2"/>}</text:p>
              <text:p text:style-name="P2">};</text:p>
            </office:annotation>
            <text:p>test as note</text:p>
          </table:table-cell>
          <table:table-cell table:number-columns-repeated="1019"/>
        </table:table-row>
        <table:table-row table:style-name="ro10">
          <table:table-cell table:style-name="ce3" office:value-type="string">
            <text:p>24 (2234)</text:p>
          </table:table-cell>
          <table:table-cell office:value-type="string">
            <text:p>AR</text:p>
          </table:table-cell>
          <table:table-cell office:value-type="string">
            <text:p>There should be an error because they are connected in the same unit using connect_by_name. This can be done with an assign statement without having an error.</text:p>
          </table:table-cell>
          <table:table-cell office:value-type="string">
            <text:p>DEBUG:AutoRouter: AutoRouting from: a.p to: a.s</text:p>
            <text:p>DEBUG:---------------------------------------------------------------------------</text:p>
            <text:p>Warning no.: 0x80b02121b:In file '2.csl': at line '7': Cannot connect endpoints 'a.p' and 'a.s' because they are in the same unit.</text:p>
            <text:p>DEBUG:DONE!!!</text:p>
          </table:table-cell>
          <table:table-cell office:value-type="string">
            <office:annotation draw:style-name="gr1" draw:text-style-name="P2" svg:width="1.7472in" svg:height="1.1677in" svg:x="17.0827in" svg:y="10.8807in" draw:caption-point-x="-17.0827in" draw:caption-point-y="-10.8807in">
              <dc:creator>OB</dc:creator>
              <dc:date>2009-06-30T00:00:00</dc:date>
              <text:p text:style-name="P2">csl_unit a {</text:p>
              <text:p text:style-name="P2"><text:s text:c="2"/>csl_port p(input);</text:p>
              <text:p text:style-name="P2"><text:s text:c="2"/>csl_signal s;</text:p>
              <text:p text:style-name="P2"><text:s text:c="2"/>a () {</text:p>
              <text:p text:style-name="P2"><text:s text:c="5"/>s.connect_by_name(p);</text:p>
              <text:p text:style-name="P2"><text:s text:c="2"/>}</text:p>
              <text:p text:style-name="P2">};</text:p>
            </office:annotation>
            <text:p>test as note</text:p>
          </table:table-cell>
          <table:table-cell table:number-columns-repeated="1019"/>
        </table:table-row>
        <table:table-row table:style-name="ro13">
          <table:table-cell table:style-name="ce3" office:value-type="string">
            <text:p>25 (2384)</text:p>
          </table:table-cell>
          <table:table-cell office:value-type="string">
            <text:p>connection checker</text:p>
          </table:table-cell>
          <table:table-cell table:style-name="ce8" office:value-type="string">
            <text:p><text:span text:style-name="T2">The connection checker should check if all the signals/ports in an unit and it's instances are connected (with assign, </text:span><text:span text:style-name="T2">f2a or connect). This is necessary because in the vhdl generated code the ports/signals will not be connected and the </text:span><text:span text:style-name="T2">vhdl compiler will throw an error.</text:span></text:p>
          </table:table-cell>
          <table:table-cell office:value-type="string">
            <text:p>no error</text:p>
          </table:table-cell>
          <table:table-cell office:value-type="string">
            <office:annotation draw:style-name="gr1" draw:text-style-name="P2" svg:width="2.0709in" svg:height="1.7898in" svg:x="17.0827in" svg:y="11.6756in" draw:caption-point-x="-17.0827in" draw:caption-point-y="-11.6756in">
              <dc:creator>OB</dc:creator>
              <dc:date>2009-06-30T00:00:00</dc:date>
              <text:p text:style-name="P2">csl_unit a {</text:p>
              <text:p text:style-name="P2"><text:s/>csl_port x(input);</text:p>
              <text:p text:style-name="P2"><text:s/>csl_signal s;</text:p>
              <text:p text:style-name="P2"><text:s/>a () {</text:p>
              <text:p text:style-name="P2"><text:s text:c="4"/>s = x;</text:p>
              <text:p text:style-name="P2"><text:s/>}</text:p>
              <text:p text:style-name="P2">};</text:p>
              <text:p text:style-name="P2">csl_unit b {</text:p>
              <text:p text:style-name="P2"><text:s/>a a0;</text:p>
              <text:p text:style-name="P2"><text:s/>b () { }</text:p>
              <text:p text:style-name="P2">};</text:p>
            </office:annotation>
            <text:p>test as note</text:p>
          </table:table-cell>
          <table:table-cell table:number-columns-repeated="1019"/>
        </table:table-row>
        <table:table-row table:style-name="ro11">
          <table:table-cell table:style-name="ce3" office:value-type="string">
            <text:p>26 (2396)</text:p>
          </table:table-cell>
          <table:table-cell office:value-type="string">
            <text:p>AR</text:p>
          </table:table-cell>
          <table:table-cell office:value-type="string">
            <text:p>The replication expression has an input port and an output one, which is illegal, but instead of an error, there is an assert.</text:p>
          </table:table-cell>
          <table:table-cell office:value-type="string">
            <text:p>DEBUG:AutoRouter: AutoRouting from: b.p2 to: b.a0.s</text:p>
            <text:p>DEBUG:---------------------------------------------------------------------------</text:p>
            <text:p>endpoint null</text:p>
            <text:p>cslc: /opt/fpl_repo/modif_cslc/trunk/src/autorouter/Autorouter.h:450: const NSCSLOm::RefCSLOmConnectable NSAutorouter::ConnectionEndPoint::getEndPoint() const: Assertion `m_endPoint.get()' failed.</text:p>
            <text:p/>
          </table:table-cell>
          <table:table-cell office:value-type="string">
            <office:annotation draw:style-name="gr1" draw:text-style-name="P2" svg:width="2.0709in" svg:height="2.2563in" svg:x="17.0827in" svg:y="12.7803in" draw:caption-point-x="-17.0827in" draw:caption-point-y="-12.7803in">
              <dc:creator>OB</dc:creator>
              <dc:date>2009-06-30T00:00:00</dc:date>
              <text:p text:style-name="P2">csl_unit a {</text:p>
              <text:p text:style-name="P2"><text:s/>csl_signal s(8);</text:p>
              <text:p text:style-name="P2"><text:s/>a () {}</text:p>
              <text:p text:style-name="P2">};</text:p>
              <text:p text:style-name="P2">csl_unit b {</text:p>
              <text:p text:style-name="P2"><text:s/>csl_port p1(input,1);</text:p>
              <text:p text:style-name="P2"><text:s/>csl_port p2(output,3);</text:p>
              <text:p text:style-name="P2"><text:s/>a a0;</text:p>
              <text:p text:style-name="P2"><text:s/>b () {</text:p>
              <text:p text:style-name="P2"><text:s text:c="2"/>a0.s.connect_by_name({2{p1,p2}});</text:p>
              <text:p text:style-name="P2"><text:s/>}</text:p>
              <text:p text:style-name="P2">};</text:p>
            </office:annotation>
            <text:p>test as note</text:p>
          </table:table-cell>
          <table:table-cell table:number-columns-repeated="1019"/>
        </table:table-row>
        <table:table-row table:style-name="ro1" table:number-rows-repeated="22">
          <table:table-cell table:style-name="ce3"/>
          <table:table-cell table:number-columns-repeated="1023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30">06/30/2009</text:date>, <text:time>15:0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MonicaS</meta:initial-creator>
    <meta:creation-date>2009-03-08T13:05:33</meta:creation-date>
    <dc:creator>Oana B</dc:creator>
    <dc:date>2009-06-30T15:05:32</dc:date>
    <meta:editing-cycles>39</meta:editing-cycles>
    <meta:editing-duration>PT06H20M20S</meta:editing-duration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